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10000005136C1849FA2E22BC9.png" manifest:media-type="image/png"/>
  <manifest:file-entry manifest:full-path="Pictures/100007130000085F0000085FCA833C530B58660C.svg" manifest:media-type="image/svg+xml"/>
  <manifest:file-entry manifest:full-path="Pictures/1000932B00004C2C00003B530396711045D53153.svg" manifest:media-type="image/svg+xml"/>
  <manifest:file-entry manifest:full-path="Pictures/10000201000002E10000023E12C7C125A2574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602cm" fo:min-width="13.788cm"/>
    </style:style>
    <style:style style:name="gr2" style:family="graphic" style:parent-style-name="standard">
      <style:graphic-properties draw:stroke="none" draw:fill-color="#74489d" draw:textarea-horizontal-align="justify" draw:textarea-vertical-align="middle" draw:auto-grow-height="false" fo:min-height="1.602cm" fo:min-width="13.78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6.033cm" fo:min-width="3.523cm" fo:padding-top="0.23cm" fo:padding-bottom="0.23cm" fo:padding-left="0.355cm" fo:padding-right="0.355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1.558cm" fo:min-width="3.733cm"/>
    </style:style>
    <style:style style:name="gr6" style:family="graphic" style:parent-style-name="standard">
      <style:graphic-properties draw:stroke="none" svg:stroke-width="0.035cm" draw:stroke-linejoin="miter" draw:fill="solid" draw:fill-color="#e46e2e"/>
    </style:style>
    <style:style style:name="gr7" style:family="graphic" style:parent-style-name="standard">
      <style:graphic-properties draw:stroke="none" svg:stroke-width="0.035cm" draw:stroke-linejoin="miter" draw:fill="solid" draw:fill-color="#767474"/>
    </style:style>
    <style:style style:name="gr8" style:family="graphic" style:parent-style-name="standard">
      <style:graphic-properties draw:stroke="none" svg:stroke-width="0.035cm" draw:stroke-linejoin="miter" draw:fill="solid" draw:fill-color="#31394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071cm"/>
    </style:style>
    <style:style style:name="gr10" style:family="graphic" style:parent-style-name="objectwithoutfill">
      <style:graphic-properties draw:stroke="dash" draw:stroke-dash="Fine_20_Dashed" svg:stroke-width="0.106cm" svg:stroke-color="#7da7d8" draw:marker-start="Circle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106cm" svg:stroke-color="#7da7d8" draw:marker-start="Circle" draw:marker-start-width="0.359cm" draw:marker-end="Circle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Roboto Slab" fo:font-weight="bold"/>
    </style:style>
    <style:style style:name="P3" style:family="paragraph">
      <loext:graphic-properties draw:fill-color="#74489d"/>
      <style:paragraph-properties fo:text-align="center"/>
      <style:text-properties fo:color="#ffffff" style:font-name="Roboto Slab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465a4"/>
      <style:paragraph-properties fo:text-align="center"/>
      <style:text-properties fo:color="#ffffff" style:font-name="Roboto Slab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e46e2e"/>
    </style:style>
    <style:style style:name="P7" style:family="paragraph">
      <loext:graphic-properties draw:fill="solid" draw:fill-color="#767474"/>
    </style:style>
    <style:style style:name="P8" style:family="paragraph">
      <loext:graphic-properties draw:fill="solid" draw:fill-color="#313940"/>
    </style:style>
    <style:style style:name="P9" style:family="paragraph">
      <loext:graphic-properties draw:fill="none" draw:fill-color="#ffffff"/>
      <style:text-properties fo:color="#00599d" style:font-name="Roboto Slab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Roboto Slab" fo:font-weight="bold"/>
    </style:style>
    <style:style style:name="T2" style:family="text">
      <style:text-properties fo:color="#ffffff" style:font-name="Roboto Slab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599d" style:font-name="Roboto Slab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88cm" svg:height="1.852cm" svg:x="1.852cm" svg:y="11.968cm">
          <text:p text:style-name="P1"><text:span text:style-name="T1">Kuberne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88cm" svg:height="1.852cm" svg:x="1.852cm" svg:y="14.068cm">
          <text:p text:style-name="P1"><text:span text:style-name="T1">DC/O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2cm" svg:height="1.462cm" svg:x="8.069cm" svg:y="7.408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custom-shape draw:style-name="gr4" draw:text-style-name="P4" xml:id="id2" draw:id="id2" draw:layer="layout" svg:width="4.233cm" svg:height="6.493cm" svg:x="6.863cm" svg:y="5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233cm" svg:height="1.808cm" svg:x="6.863cm" svg:y="9.834cm">
          <text:p text:style-name="P1"><text:span text:style-name="T2">Docker</text:span></text:p>
          <text:p text:style-name="P1"><text:span text:style-name="T2">Container 2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4" draw:layer="layout" svg:width="4.233cm" svg:height="6.493cm" svg:x="1.963cm" svg:y="5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.233cm" svg:height="1.808cm" svg:x="1.963cm" svg:y="9.834cm">
            <text:p text:style-name="P1"><text:span text:style-name="T2">Docker</text:span></text:p>
            <text:p text:style-name="P1"><text:span text:style-name="T2">Container 1</text:span></text:p>
            <draw:enhanced-geometry svg:viewBox="0 0 21600 21600" draw:type="rectangle" draw:enhanced-path="M 0 0 L 21600 0 21600 21600 0 21600 0 0 Z N"/>
          </draw:custom-shape>
          <draw:g>
            <draw:path draw:style-name="gr6" draw:text-style-name="P6" draw:layer="layout" svg:width="1.229cm" svg:height="0.432cm" svg:x="3.466cm" svg:y="8.244cm" svg:viewBox="0 0 1230 433" svg:d="M615 236c-264 0-496-96-615-236 91 252 332 433 615 433s524-181 615-433c-120 140-351 236-615 236z">
              <text:p/>
            </draw:path>
            <draw:path draw:style-name="gr6" draw:text-style-name="P6" draw:layer="layout" svg:width="1.229cm" svg:height="0.432cm" svg:x="3.466cm" svg:y="7.369cm" svg:viewBox="0 0 1230 433" svg:d="M615 196c264 0 495 96 615 237-91-253-332-433-615-433s-524 180-615 433c119-141 351-237 615-237z">
              <text:p/>
            </draw:path>
            <draw:path draw:style-name="gr7" draw:text-style-name="P7" draw:layer="layout" svg:width="0.205cm" svg:height="0.205cm" svg:x="3.479cm" svg:y="8.614cm" svg:viewBox="0 0 206 206" svg:d="M107 206c-56 2-104-42-107-99-2-56 42-104 98-107 58-2 106 42 108 98 2 58-42 106-99 108z">
              <text:p/>
            </draw:path>
            <draw:path draw:style-name="gr7" draw:text-style-name="P7" draw:layer="layout" svg:width="0.127cm" svg:height="0.127cm" svg:x="3.439cm" svg:y="7.352cm" svg:viewBox="0 0 128 128" svg:d="M67 128c-36 3-66-26-67-61-1-36 26-66 61-67 36-1 66 26 67 61 3 36-26 66-61 67z">
              <text:p/>
            </draw:path>
            <draw:path draw:style-name="gr7" draw:text-style-name="P7" draw:layer="layout" svg:width="0.199cm" svg:height="0.199cm" svg:x="4.422cm" svg:y="7.205cm" svg:viewBox="0 0 200 200" svg:d="M105 200c-56 3-102-41-105-95-2-56 41-102 96-105 55-2 102 41 104 96 3 55-41 102-95 104z">
              <text:p/>
            </draw:path>
            <draw:path draw:style-name="gr8" draw:text-style-name="P8" draw:layer="layout" svg:width="0.111cm" svg:height="0.353cm" svg:x="3.267cm" svg:y="7.902cm" svg:viewBox="0 0 112 354" svg:d="M66 206c0 60-4 80-16 94-11 12-29 17-50 18l5 36c24 0 57-8 77-28 22-23 30-54 30-102v-224h-46z">
              <text:p/>
            </draw:path>
            <draw:path draw:style-name="gr8" draw:text-style-name="P8" draw:layer="layout" svg:width="0.212cm" svg:height="0.251cm" svg:x="3.461cm" svg:y="7.902cm" svg:viewBox="0 0 213 252" svg:d="M210 180c0 25 0 48 3 67h-41l-3-41h-1c-11 20-37 46-82 46-39 0-86-21-86-108v-144h45v137c0 47 15 78 56 78 31 0 52-20 59-40 3-7 4-15 4-23v-152h46z">
              <text:p/>
            </draw:path>
            <draw:path draw:style-name="gr8" draw:text-style-name="P8" draw:layer="layout" svg:width="0.236cm" svg:height="0.353cm" svg:x="3.755cm" svg:y="7.896cm" svg:viewBox="0 0 237 354" svg:d="M2 86c0-31-1-57-2-80h41l1 42h2c18-31 48-48 88-48 61 0 105 51 105 126 0 89-54 133-113 133-32 0-61-15-76-39h-1v134h-45zM47 152c0 7 1 13 1 18 9 31 37 53 69 53 47 0 76-39 76-95 0-50-26-92-75-92-31 0-60 21-68 56-2 5-3 11-3 17z">
              <text:p/>
            </draw:path>
            <draw:path draw:style-name="gr8" draw:text-style-name="P8" draw:layer="layout" svg:width="0.233cm" svg:height="0.36cm" svg:x="4.023cm" svg:y="7.902cm" svg:viewBox="0 0 234 361" svg:d="M50 0l54 145c5 18 12 37 15 51h2c5-14 10-33 16-51l50-145h47l-67 177c-33 84-55 128-86 154-23 20-45 27-56 30l-11-39c11-4 26-10 39-22 13-9 28-26 39-50 1-4 4-8 4-10 0-3-2-6-4-12l-92-228z">
              <text:p/>
            </draw:path>
            <draw:path draw:style-name="gr8" draw:text-style-name="P8" draw:layer="layout" svg:width="0.147cm" svg:height="0.322cm" svg:x="4.293cm" svg:y="7.832cm" svg:viewBox="0 0 148 323" svg:d="M83 0v71h65v35h-65v133c0 30 9 47 34 47 12 0 21-1 26-3l2 34c-8 4-22 6-39 6-21 0-39-6-50-18-12-14-17-36-17-65v-134h-39v-35h39v-60z">
              <text:p/>
            </draw:path>
            <draw:path draw:style-name="gr8" draw:text-style-name="P8" draw:layer="layout" svg:width="0.219cm" svg:height="0.258cm" svg:x="4.481cm" svg:y="7.896cm" svg:viewBox="0 0 220 259" svg:d="M44 137c1 61 39 87 85 87 33 0 51-6 69-14l7 32c-16 8-43 17-82 17-77 0-123-51-123-126s45-133 117-133c81 0 103 71 103 117 0 9-1 16-2 20zM177 106c0-29-13-74-64-74-46 0-66 43-69 74z">
              <text:p/>
            </draw:path>
            <draw:path draw:style-name="gr8" draw:text-style-name="P8" draw:layer="layout" svg:width="0.125cm" svg:height="0.251cm" svg:x="4.765cm" svg:y="7.896cm" svg:viewBox="0 0 126 252" svg:d="M2 83c0-30-1-54-2-77h40l1 47h3c11-32 38-53 68-53 5 0 9 0 14 1v43c-5 0-10-2-17-2-31 0-54 24-61 59 0 5-1 12-1 20v131h-45z">
              <text:p/>
            </draw:path>
          </draw:g>
          <draw:frame draw:style-name="gr9" draw:text-style-name="P9" draw:layer="layout" svg:width="3.571cm" svg:height="0.907cm" svg:x="2.294cm" svg:y="5.468cm">
            <draw:text-box>
              <text:p><text:span text:style-name="T3">Microservice</text:span></text:p>
            </draw:text-box>
          </draw:frame>
        </draw:g>
        <draw:frame draw:style-name="gr9" draw:text-style-name="P9" draw:layer="layout" svg:width="3.571cm" svg:height="0.907cm" svg:x="7.194cm" svg:y="5.469cm">
          <draw:text-box>
            <text:p><text:span text:style-name="T3">Microservice</text:span></text:p>
          </draw:text-box>
        </draw:frame>
        <draw:g xml:id="id3" draw:id="id3">
          <draw:frame draw:style-name="gr3" draw:text-style-name="P4" draw:layer="layout" svg:width="1.378cm" svg:height="1.45cm" svg:x="13.19cm" svg:y="7.408cm">
            <draw:image xlink:href="Pictures/100007130000085F0000085FCA833C530B58660C.svg" xlink:type="simple" xlink:show="embed" xlink:actuate="onLoad">
              <text:p/>
            </draw:image>
            <draw:image xlink:href="Pictures/10000201000000510000005136C1849FA2E22BC9.png" xlink:type="simple" xlink:show="embed" xlink:actuate="onLoad"/>
          </draw:frame>
          <draw:custom-shape draw:style-name="gr4" draw:text-style-name="P4" draw:layer="layout" svg:width="4.233cm" svg:height="6.493cm" svg:x="11.763cm" svg:y="5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.233cm" svg:height="1.808cm" svg:x="11.763cm" svg:y="9.834cm">
            <text:p text:style-name="P1"><text:span text:style-name="T2">Docker</text:span></text:p>
            <text:p text:style-name="P1"><text:span text:style-name="T2">Container 3</text:span></text:p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3.571cm" svg:height="0.907cm" svg:x="12.094cm" svg:y="5.469cm">
            <draw:text-box>
              <text:p><text:span text:style-name="T3">Microservice</text:span></text:p>
            </draw:text-box>
          </draw:frame>
        </draw:g>
        <draw:connector draw:style-name="gr10" draw:text-style-name="P4" draw:layer="layout" draw:line-skew="-0.539cm" svg:x1="4.079cm" svg:y1="5.159cm" svg:x2="8.979cm" svg:y2="5.159cm" draw:start-shape="id1" draw:start-glue-point="0" draw:end-shape="id2" svg:d="M4079 5159v-1146h4900v1146" svg:viewBox="0 0 4901 1147">
          <text:p/>
        </draw:connector>
        <draw:connector draw:style-name="gr11" draw:text-style-name="P4" draw:layer="layout" draw:line-skew="-0.539cm" svg:x1="8.979cm" svg:y1="5.159cm" svg:x2="13.879cm" svg:y2="5.159cm" draw:start-shape="id2" draw:start-glue-point="0" draw:end-shape="id3" draw:end-glue-point="0" svg:d="M8979 5159v-1146h4900v1146" svg:viewBox="0 0 4901 1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26T12:32:43.400574297</meta:creation-date>
    <dc:date>2018-06-02T11:40:02.634021846</dc:date>
    <dc:creator>Alex </dc:creator>
    <meta:editing-duration>PT14M25S</meta:editing-duration>
    <meta:editing-cycles>4</meta:editing-cycles>
    <meta:generator>LibreOffice/6.0.3.2$Linux_X86_64 LibreOffice_project/00m0$Build-2</meta:generator>
    <meta:document-statistic meta:object-count="30"/>
  </office:meta>
</office:document-meta>
</file>